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007826" fo:font-weight="bold" style:font-weight-asian="bold" style:font-weight-complex="bold"/>
    </style:style>
    <style:style style:name="ce15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fo:color="#006600" fo:font-weight="bold" style:font-weight-asian="bold" style:font-weight-complex="bold"/>
    </style:style>
    <style:style style:name="ce18" style:family="table-cell" style:parent-style-name="Default">
      <style:text-properties fo:color="#009933" fo:font-weight="bold" style:font-weight-asian="bold" style:font-weight-complex="bold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color="#800000"/>
    </style:style>
    <style:style style:name="ce28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29" style:family="table-cell" style:parent-style-name="Default">
      <style:text-properties fo:color="#009933"/>
    </style:style>
    <style:style style:name="ce3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2"/>
    <style:style style:name="ce33" style:family="table-cell" style:parent-style-name="Default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able-cell-properties fo:background-color="transparent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4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1" office:value-type="string" calcext:value-type="string">
            <text:p>Rothstein experiment [SI]</text:p>
          </table:table-cell>
          <table:table-cell table:style-name="ce19"/>
          <table:table-cell table:style-name="ce11"/>
          <table:table-cell table:number-columns-repeated="3"/>
          <table:table-cell office:value-type="string" calcext:value-type="string">
            <text:p>Rothstein – nie wybucha</text:p>
          </table:table-cell>
          <table:table-cell/>
          <table:table-cell table:style-name="ce31" office:value-type="string" calcext:value-type="string">
            <text:p>test</text:p>
          </table:table-cell>
          <table:table-cell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2" office:value-type="string" calcext:value-type="string">
            <text:p>dp [Pa]</text:p>
          </table:table-cell>
          <table:table-cell table:style-name="ce20" table:formula="of:=12*[.L15]*[.L18]*[.L8]*[.L9]/([.L17]*[.L17])" office:value-type="float" office:value="553.63321799308" calcext:value-type="float">
            <text:p>553.6332179931</text:p>
          </table:table-cell>
          <table:table-cell table:style-name="ce11"/>
          <table:table-cell/>
          <table:table-cell table:style-name="ce27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27" office:value-type="string" calcext:value-type="string">
            <text:p>dp </text:p>
          </table:table-cell>
          <table:table-cell table:style-name="ce32" table:formula="of:=12*[.S15]*[.S18]*[.S8]*[.S9]/([.S17]*[.S17])" office:value-type="float" office:value="0.0013339303887645" calcext:value-type="float">
            <text:p>0.0013339</text:p>
          </table:table-cell>
          <table:table-cell table:style-name="ce32" table:formula="of:=12*[.T15]*[.T18]*[.T8]*[.T9]/([.T17]*[.T17])" office:value-type="float" office:value="0.000333482597191126" calcext:value-type="float">
            <text:p>0.0003335</text:p>
          </table:table-cell>
          <table:table-cell table:style-name="ce32" table:formula="of:=12*[.U15]*[.U18]*[.U8]*[.U9]/([.U17]*[.U17])" office:value-type="float" office:value="0.00013339303887645" calcext:value-type="float">
            <text:p>0.0001334</text:p>
          </table:table-cell>
          <table:table-cell table:style-name="ce32" table:formula="of:=12*[.V15]*[.V18]*[.V8]*[.V9]/([.V17]*[.V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"/>
          <table:table-cell table:style-name="ce19"/>
          <table:table-cell table:style-name="ce11"/>
          <table:table-cell/>
          <table:table-cell table:style-name="ce6"/>
          <table:table-cell table:number-columns-repeated="2"/>
          <table:table-cell table:style-name="ce6"/>
          <table:table-cell table:style-name="ce32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" office:value-type="string" calcext:value-type="string">
            <text:p>rho_air [kg/m3]</text:p>
          </table:table-cell>
          <table:table-cell table:style-name="ce19" office:value-type="float" office:value="1.22" calcext:value-type="float">
            <text:p>1.22</text:p>
          </table:table-cell>
          <table:table-cell table:style-name="ce11"/>
          <table:table-cell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formula="of:=[.S8]/[.$L$28]" office:value-type="float" office:value="0.0122" calcext:value-type="float">
            <text:p>0.0122</text:p>
          </table:table-cell>
          <table:table-cell table:formula="of:=[.T8]/[.$L$28]" office:value-type="float" office:value="0.0122" calcext:value-type="float">
            <text:p>0.0122</text:p>
          </table:table-cell>
          <table:table-cell table:formula="of:=[.U8]/[.$L$28]" office:value-type="float" office:value="0.00122" calcext:value-type="float">
            <text:p>0.00122</text:p>
          </table:table-cell>
          <table:table-cell table:formula="of:=[.V8]/[.$L$28]"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ho_water [kg/m3]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/>
          <table:table-cell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2" table:style-name="ce32" office:value-type="float" office:value="10" calcext:value-type="float">
            <text:p>10.0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L [m]</text:p>
          </table:table-cell>
          <table:table-cell table:style-name="ce19" office:value-type="float" office:value="0.05" calcext:value-type="float">
            <text:p>0.05</text:p>
          </table:table-cell>
          <table:table-cell table:style-name="ce11"/>
          <table:table-cell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number-columns-repeated="4" table:style-name="ce32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/>
          <table:table-cell table:style-name="ce11"/>
          <table:table-cell table:style-name="ce20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tau_wate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32" table:formula="of:=3*[.S18]+0.5" office:value-type="float" office:value="3.5" calcext:value-type="float">
            <text:p>3.5000000</text:p>
          </table:table-cell>
          <table:table-cell table:style-name="ce32" table:formula="of:=3*[.T18]+0.5" office:value-type="float" office:value="2" calcext:value-type="float">
            <text:p>2.0000000</text:p>
          </table:table-cell>
          <table:table-cell table:style-name="ce32" table:formula="of:=3*[.U18]+0.5" office:value-type="float" office:value="3.5" calcext:value-type="float">
            <text:p>3.5000000</text:p>
          </table:table-cell>
          <table:table-cell table:style-name="ce32" table:formula="of:=3*[.V18]+0.5" office:value-type="float" office:value="3.5" calcext:value-type="float">
            <text:p>3.5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5" office:value-type="string" calcext:value-type="string">
            <text:p>tau_ai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32" table:formula="of:=3*[.S19]+0.5" office:value-type="float" office:value="45.5" calcext:value-type="float">
            <text:p>45.5000000</text:p>
          </table:table-cell>
          <table:table-cell table:style-name="ce32" table:formula="of:=3*[.T19]+0.5" office:value-type="float" office:value="23" calcext:value-type="float">
            <text:p>23.0000000</text:p>
          </table:table-cell>
          <table:table-cell table:style-name="ce32" table:formula="of:=3*[.U19]+0.5" office:value-type="float" office:value="45.5" calcext:value-type="float">
            <text:p>45.5000000</text:p>
          </table:table-cell>
          <table:table-cell table:style-name="ce32" table:formula="of:=3*[.V19]+0.5" office:value-type="float" office:value="45.5" calcext:value-type="float">
            <text:p>45.5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5" office:value-type="string" calcext:value-type="string">
            <text:p>u_const</text:p>
          </table:table-cell>
          <table:table-cell table:style-name="ce20" table:formula="of:=[.L16]*2/3" office:value-type="float" office:value="0.00666666666666667" calcext:value-type="float">
            <text:p>0.0066666667</text:p>
          </table:table-cell>
          <table:table-cell table:style-name="ce11"/>
          <table:table-cell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32" table:formula="of:=[.S16]*2/3" office:value-type="float" office:value="0.0000784313725490196" calcext:value-type="float">
            <text:p>0.0000784</text:p>
          </table:table-cell>
          <table:table-cell table:style-name="ce32" table:formula="of:=[.T16]*2/3" office:value-type="float" office:value="0.0000392156862745098" calcext:value-type="float">
            <text:p>0.0000392</text:p>
          </table:table-cell>
          <table:table-cell table:style-name="ce32" table:formula="of:=[.U16]*2/3" office:value-type="float" office:value="0.0000784313725490196" calcext:value-type="float">
            <text:p>0.0000784</text:p>
          </table:table-cell>
          <table:table-cell table:style-name="ce32" table:formula="of:=[.V16]*2/3" office:value-type="float" office:value="0.0000784313725490196" calcext:value-type="float">
            <text:p>0.00007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" office:value-type="string" calcext:value-type="string">
            <text:p>u_max</text:p>
          </table:table-cell>
          <table:table-cell table:style-name="ce20" table:formula="of:=[.L23]*[.L18]/[.L17]" office:value-type="float" office:value="0.01" calcext:value-type="float">
            <text:p>0.01</text:p>
          </table:table-cell>
          <table:table-cell table:style-name="ce11"/>
          <table:table-cell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32" table:formula="of:=[.S23]*[.S18]/[.S17]" office:value-type="float" office:value="0.000117647058823529" calcext:value-type="float">
            <text:p>0.0001176</text:p>
          </table:table-cell>
          <table:table-cell table:style-name="ce32" table:formula="of:=[.T23]*[.T18]/[.T17]" office:value-type="float" office:value="0.0000588235294117647" calcext:value-type="float">
            <text:p>0.0000588</text:p>
          </table:table-cell>
          <table:table-cell table:style-name="ce32" table:formula="of:=[.U23]*[.U18]/[.U17]" office:value-type="float" office:value="0.000117647058823529" calcext:value-type="float">
            <text:p>0.0001176</text:p>
          </table:table-cell>
          <table:table-cell table:style-name="ce32" table:formula="of:=[.V23]*[.V18]/[.V17]" office:value-type="float" office:value="0.000117647058823529" calcext:value-type="float">
            <text:p>0.0001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 [m]</text:p>
          </table:table-cell>
          <table:table-cell table:style-name="ce19" table:formula="of:=85*0.000001" office:value-type="float" office:value="0.000085" calcext:value-type="float">
            <text:p>0.000085</text:p>
          </table:table-cell>
          <table:table-cell table:style-name="ce11"/>
          <table:table-cell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32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4" office:value-type="string" calcext:value-type="string">
            <text:p>v_water [m2/s]</text:p>
          </table:table-cell>
          <table:table-cell table:style-name="ce21" table:formula="of:=0.000001" office:value-type="float" office:value="0.000001" calcext:value-type="float">
            <text:p>1.00E-06</text:p>
          </table:table-cell>
          <table:table-cell table:style-name="ce11"/>
          <table:table-cell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style-name="ce32" office:value-type="float" office:value="1" calcext:value-type="float">
            <text:p>1.0000000</text:p>
          </table:table-cell>
          <table:table-cell table:style-name="ce32" office:value-type="float" office:value="0.5" calcext:value-type="float">
            <text:p>0.5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6" office:value-type="string" calcext:value-type="string">
            <text:p>v_air [m2/s]</text:p>
          </table:table-cell>
          <table:table-cell table:style-name="ce22" table:formula="of:=0.000001*15" office:value-type="float" office:value="0.000015" calcext:value-type="float">
            <text:p>1.50E-05</text:p>
          </table:table-cell>
          <table:table-cell table:style-name="ce11"/>
          <table:table-cell/>
          <table:table-cell table:style-name="ce28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0" office:value-type="string" calcext:value-type="string">
            <text:p>v_air</text:p>
          </table:table-cell>
          <table:table-cell table:style-name="ce33" table:formula="of:=[.S18]/[.$L$27]" office:value-type="float" office:value="15" calcext:value-type="float">
            <text:p>15</text:p>
          </table:table-cell>
          <table:table-cell table:style-name="ce33" table:formula="of:=[.T18]/[.$L$27]" office:value-type="float" office:value="7.5" calcext:value-type="float">
            <text:p>7.5</text:p>
          </table:table-cell>
          <table:table-cell table:style-name="ce33" table:formula="of:=[.U18]/[.$L$27]" office:value-type="float" office:value="15" calcext:value-type="float">
            <text:p>15</text:p>
          </table:table-cell>
          <table:table-cell table:style-name="ce33" table:formula="of:=[.V18]/[.$L$27]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7" office:value-type="string" calcext:value-type="string">
            <text:p>Surf tension [N/m2]</text:p>
          </table:table-cell>
          <table:table-cell table:style-name="ce23" table:formula="of:=7.28*0.01" office:value-type="float" office:value="0.0728" calcext:value-type="float">
            <text:p>0.0728</text:p>
          </table:table-cell>
          <table:table-cell table:style-name="ce11"/>
          <table:table-cell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4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8" office:value-type="string" calcext:value-type="string">
            <text:p>Re</text:p>
          </table:table-cell>
          <table:table-cell table:style-name="ce19" office:value-type="float" office:value="0.85" calcext:value-type="float">
            <text:p>0.85</text:p>
          </table:table-cell>
          <table:table-cell table:style-name="ce11"/>
          <table:table-cell/>
          <table:table-cell table:style-name="ce29" office:value-type="string" calcext:value-type="string">
            <text:p>Re</text:p>
          </table:table-cell>
          <table:table-cell/>
          <table:table-cell office:value-type="float" office:value="2.56289" calcext:value-type="float">
            <text:p>2.56289</text:p>
          </table:table-cell>
          <table:table-cell table:style-name="ce29" office:value-type="string" calcext:value-type="string">
            <text:p>Re</text:p>
          </table:table-cell>
          <table:table-cell table:number-columns-repeated="4" table:style-name="ce35" office:value-type="float" office:value="0.01" calcext:value-type="float">
            <text:p>0.0100000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We</text:p>
          </table:table-cell>
          <table:table-cell table:style-name="ce19" table:formula="of:=[.L8]*[.L15]*[.L15]*[.L17]/[.L21]" office:value-type="float" office:value="0.0000518925518925519" calcext:value-type="float">
            <text:p>5.18925518925519E-05</text:p>
          </table:table-cell>
          <table:table-cell table:style-name="ce25"/>
          <table:table-cell table:style-name="ce26"/>
          <table:table-cell table:style-name="ce7" office:value-type="string" calcext:value-type="string">
            <text:p>We</text:p>
          </table:table-cell>
          <table:table-cell table:style-name="ce26"/>
          <table:table-cell table:style-name="ce26" table:formula="of:=[.Q8]*[.Q15]*[.Q15]*[.Q17]/[.Q21]" office:value-type="float" office:value="18.0201717557308" calcext:value-type="float">
            <text:p>18.0201717557</text:p>
          </table:table-cell>
          <table:table-cell table:style-name="ce7" office:value-type="string" calcext:value-type="string">
            <text:p>We</text:p>
          </table:table-cell>
          <table:table-cell table:style-name="ce36" table:formula="of:=[.S8]*[.S15]*[.S15]*[.S17]/[.S21]" office:value-type="float" office:value="0.0000522875816993464" calcext:value-type="float">
            <text:p>5.23E-05</text:p>
          </table:table-cell>
          <table:table-cell table:style-name="ce36" table:formula="of:=[.T8]*[.T15]*[.T15]*[.T17]/[.T21]" office:value-type="float" office:value="0.0261437908496732" calcext:value-type="float">
            <text:p>2.61E-02</text:p>
          </table:table-cell>
          <table:table-cell table:style-name="ce36" table:formula="of:=[.U8]*[.U15]*[.U15]*[.U17]/[.U21]" office:value-type="float" office:value="0.0000519241129089835" calcext:value-type="float">
            <text:p>5.19E-05</text:p>
          </table:table-cell>
          <table:table-cell table:style-name="ce36" table:formula="of:=[.V8]*[.V15]*[.V15]*[.V17]/[.V21]" office:value-type="float" office:value="0.0000206670283396626" calcext:value-type="float">
            <text:p>2.07E-05</text:p>
          </table:table-cell>
        </table:table-row>
        <table:table-row table:style-name="ro1" table:number-rows-repeated="2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v ratio water/air</text:p>
          </table:table-cell>
          <table:table-cell table:style-name="ce11" table:formula="of:=[.L18]/[.L19]" office:value-type="float" office:value="0.0666666666666667" calcext:value-type="float">
            <text:p>0.0666666667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rho <text:s/>ratio water/air</text:p>
          </table:table-cell>
          <table:table-cell table:style-name="ce11" table:formula="of:=[.L8]/[.L7]" office:value-type="float" office:value="819.672131147541" calcext:value-type="float">
            <text:p>819.6721311475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9"/>
          <table:table-cell table:style-name="ce11" office:value-type="string" calcext:value-type="string">
            <text:p>dyn visc ratio water/air</text:p>
          </table:table-cell>
          <table:table-cell table:style-name="ce19" table:formula="of:=[.L28]*[.L27]" office:value-type="float" office:value="54.6448087431694" calcext:value-type="float">
            <text:p>54.6448087432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8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 table:number-rows-repeated="3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8"/>
        </table:table-row>
        <table:table-row table:style-name="ro1" table:number-rows-repeated="10485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5:08:27.737717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07T20:34:21.608386114</dc:date>
    <meta:editing-duration>PT18H23M14S</meta:editing-duration>
    <meta:editing-cycles>16</meta:editing-cycles>
    <meta:generator>LibreOffice/5.1.6.2$Linux_X86_64 LibreOffice_project/10m0$Build-2</meta:generator>
    <meta:document-statistic meta:table-count="2" meta:cell-count="204" meta:object-count="0"/>
  </office:meta>
</office:document-meta>
</file>